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chFaces 4.0 CDK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Smirnov</meta:initial-creator>
    <meta:creation-date>2009-08-28T14:09:47</meta:creation-date>
    <meta:document-statistic meta:table-count="0" meta:image-count="0" meta:object-count="0" meta:page-count="1" meta:paragraph-count="1" meta:word-count="3" meta:character-count="17"/>
    <dc:date>2009-08-28T14:23:05</dc:date>
    <dc:creator>Alexander Smirnov</dc:creator>
    <meta:editing-duration>PT00H08M08S</meta:editing-duration>
    <meta:editing-cycles>1</meta:editing-cycles>
    <meta:generator>OpenOffice.org/3.1$Linux OpenOffice.org_project/310m11$Build-9399</meta:generator>
  </office:meta>
</office:document-meta>
</file>